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2138ae9"/>
    </style:style>
    <style:style style:name="P5" style:family="paragraph" style:parent-style-name="Standard">
      <style:paragraph-properties fo:text-align="start" style:justify-single-word="false"/>
      <style:text-properties officeooo:paragraph-rsid="02138ae9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fo:font-size="18pt" fo:font-weight="bold" officeooo:rsid="002cc967" officeooo:paragraph-rsid="02138ae9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22ed299" officeooo:paragraph-rsid="022ed299" style:font-size-asian="10.5pt" style:font-weight-asian="bold" style:font-size-complex="12pt" style:font-weight-complex="bold"/>
    </style:style>
    <style:style style:name="P8" style:family="paragraph" style:parent-style-name="Text_20_body" style:list-style-name="L7"/>
    <style:style style:name="P9" style:family="paragraph" style:parent-style-name="Text_20_body" style:list-style-name="L4">
      <style:text-properties style:font-name="Liberation Serif" fo:font-size="18pt" style:font-size-asian="18pt" style:font-size-complex="18pt"/>
    </style:style>
    <style:style style:name="P10" style:family="paragraph" style:parent-style-name="Text_20_body" style:list-style-name="L5">
      <style:text-properties style:font-name="Liberation Serif" fo:font-size="18pt" style:font-size-asian="18pt" style:font-size-complex="18pt"/>
    </style:style>
    <style:style style:name="P11" style:family="paragraph" style:parent-style-name="Text_20_body" style:list-style-name="L6">
      <style:text-properties style:font-name="Liberation Serif" fo:font-size="18pt" style:font-size-asian="18pt" style:font-size-complex="18pt"/>
    </style:style>
    <style:style style:name="P12" style:family="paragraph" style:parent-style-name="Text_20_body" style:list-style-name="L4">
      <style:paragraph-properties fo:margin-top="0cm" fo:margin-bottom="0cm" loext:contextual-spacing="false"/>
    </style:style>
    <style:style style:name="P13" style:family="paragraph" style:parent-style-name="Text_20_body" style:list-style-name="L4">
      <style:paragraph-properties fo:margin-top="0cm" fo:margin-bottom="0cm" loext:contextual-spacing="false"/>
      <style:text-properties officeooo:paragraph-rsid="023ae321"/>
    </style:style>
    <style:style style:name="P14" style:family="paragraph" style:parent-style-name="Text_20_body" style:list-style-name="L4">
      <style:paragraph-properties fo:margin-top="0cm" fo:margin-bottom="0cm" loext:contextual-spacing="false"/>
      <style:text-properties officeooo:paragraph-rsid="023f0a97"/>
    </style:style>
    <style:style style:name="P15" style:family="paragraph" style:parent-style-name="Text_20_body" style:list-style-name="L5">
      <style:paragraph-properties fo:margin-top="0cm" fo:margin-bottom="0cm" loext:contextual-spacing="false"/>
    </style:style>
    <style:style style:name="P16" style:family="paragraph" style:parent-style-name="Text_20_body" style:list-style-name="L4">
      <style:paragraph-properties fo:margin-top="0cm" fo:margin-bottom="0cm" loext:contextual-spacing="false"/>
      <style:text-properties style:font-name="Liberation Serif" fo:font-size="12pt" fo:font-weight="bold" officeooo:rsid="024186a0" officeooo:paragraph-rsid="024186a0" style:font-size-asian="12pt" style:font-weight-asian="bold" style:font-size-complex="12pt" style:font-weight-complex="bold"/>
    </style:style>
    <style:style style:name="P17" style:family="paragraph" style:parent-style-name="Text_20_body" style:list-style-name="L4">
      <style:paragraph-properties fo:margin-top="0cm" fo:margin-bottom="0cm" loext:contextual-spacing="false"/>
      <style:text-properties style:font-name="Liberation Serif" fo:font-size="12pt" fo:font-weight="bold" officeooo:rsid="0242f497" officeooo:paragraph-rsid="0242f497" style:font-size-asian="10.5pt" style:font-weight-asian="bold" style:font-size-complex="12pt" style:font-weight-complex="bold"/>
    </style:style>
    <style:style style:name="P18" style:family="paragraph" style:parent-style-name="Text_20_body" style:list-style-name="L4">
      <style:paragraph-properties fo:margin-top="0cm" fo:margin-bottom="0cm" loext:contextual-spacing="false"/>
      <style:text-properties style:font-name="Liberation Serif" fo:font-size="12pt" fo:font-weight="bold" officeooo:rsid="0242f497" officeooo:paragraph-rsid="024303f2" style:font-size-asian="10.5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Liberation Serif" fo:font-size="18pt" style:font-size-asian="18pt" style:font-size-complex="18pt"/>
    </style:style>
    <style:style style:name="P20" style:family="paragraph" style:parent-style-name="Text_20_body" style:list-style-name="L4">
      <style:paragraph-properties fo:margin-top="0cm" fo:margin-bottom="0cm" loext:contextual-spacing="false"/>
      <style:text-properties style:font-name="Liberation Serif" fo:font-size="18pt" style:font-size-asian="18pt" style:font-size-complex="18pt"/>
    </style:style>
    <style:style style:name="P21" style:family="paragraph" style:parent-style-name="Text_20_body" style:list-style-name="L4">
      <style:paragraph-properties fo:margin-top="0cm" fo:margin-bottom="0cm" loext:contextual-spacing="false"/>
      <style:text-properties style:font-name="Liberation Serif" fo:font-size="18pt" officeooo:paragraph-rsid="02338936" style:font-size-asian="18pt" style:font-size-complex="18pt"/>
    </style:style>
    <style:style style:name="P22" style:family="paragraph" style:parent-style-name="Text_20_body" style:list-style-name="L4">
      <style:paragraph-properties fo:margin-top="0cm" fo:margin-bottom="0cm" loext:contextual-spacing="false"/>
      <style:text-properties style:font-name="Liberation Serif" fo:font-size="18pt" officeooo:paragraph-rsid="02365e59" style:font-size-asian="18pt" style:font-size-complex="18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Liberation Serif" fo:font-size="18pt" officeooo:paragraph-rsid="02338936" style:font-size-asian="18pt" style:font-size-complex="18pt"/>
    </style:style>
    <style:style style:name="P24" style:family="paragraph" style:parent-style-name="Text_20_body" style:list-style-name="L4">
      <style:paragraph-properties fo:margin-top="0cm" fo:margin-bottom="0cm" loext:contextual-spacing="false"/>
      <style:text-properties style:font-name="Liberation Serif" fo:font-size="18pt" officeooo:rsid="02365e59" officeooo:paragraph-rsid="02365e59" style:font-size-asian="18pt" style:font-size-complex="18pt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2396974" officeooo:paragraph-rsid="02396974"/>
    </style:style>
    <style:style style:name="P26" style:family="paragraph" style:parent-style-name="Text_20_body" style:list-style-name="L4">
      <style:paragraph-properties fo:margin-top="0cm" fo:margin-bottom="0cm" loext:contextual-spacing="false"/>
      <style:text-properties fo:font-size="12pt" fo:font-weight="bold" officeooo:rsid="02396974" officeooo:paragraph-rsid="02396974" style:font-size-asian="10.5pt" style:font-weight-asian="bold" style:font-size-complex="12pt" style:font-weight-complex="bold"/>
    </style:style>
    <style:style style:name="P27" style:family="paragraph" style:parent-style-name="Text_20_body" style:list-style-name="L4">
      <style:paragraph-properties fo:margin-top="0cm" fo:margin-bottom="0cm" loext:contextual-spacing="false"/>
      <style:text-properties fo:font-size="12pt" fo:font-weight="bold" officeooo:rsid="023f0a97" officeooo:paragraph-rsid="023f0a97" style:font-size-asian="10.5pt" style:font-weight-asian="bold" style:font-size-complex="12pt" style:font-weight-complex="bold"/>
    </style:style>
    <style:style style:name="P28" style:family="paragraph" style:parent-style-name="Text_20_body">
      <style:paragraph-properties fo:margin-top="0cm" fo:margin-bottom="0cm" loext:contextual-spacing="false"/>
      <style:text-properties fo:font-size="12pt" officeooo:rsid="02396974" officeooo:paragraph-rsid="02396974" style:font-size-asian="12pt" style:font-size-complex="12pt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officeooo:rsid="022e5aa9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2338936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2365e59" style:font-size-asian="10.5pt" style:font-weight-asian="bold" style:font-size-complex="12pt" style:font-weight-complex="bold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10" style:family="text">
      <style:text-properties style:font-name="Liberation Serif" fo:font-size="18pt" style:font-size-asian="18pt" style:font-size-complex="18pt"/>
    </style:style>
    <style:style style:name="T11" style:family="text">
      <style:text-properties style:font-name="Liberation Serif" fo:font-size="18pt" officeooo:rsid="02138ae9" style:font-size-asian="18pt" style:font-size-complex="18pt"/>
    </style:style>
    <style:style style:name="T12" style:family="text">
      <style:text-properties style:font-name="Liberation Serif" fo:font-size="18pt" officeooo:rsid="023f0a97" style:font-size-asian="18pt" style:font-size-complex="18pt"/>
    </style:style>
    <style:style style:name="T13" style:family="text">
      <style:text-properties style:font-name="Liberation Serif" fo:font-size="18pt" fo:font-weight="normal" officeooo:rsid="02138ae9" style:font-size-asian="18pt" style:font-weight-asian="normal" style:font-size-complex="18pt" style:font-weight-complex="normal"/>
    </style:style>
    <style:style style:name="T14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Liberation Serif" fo:font-size="18pt" fo:font-weight="bold" officeooo:rsid="02138ae9" style:font-size-asian="18pt" style:font-weight-asian="bold" style:font-size-complex="18pt" style:font-weight-complex="bold"/>
    </style:style>
    <style:style style:name="T16" style:family="text">
      <style:text-properties style:font-name="Liberation Serif" fo:font-weight="bold" style:font-weight-asian="bold" style:font-weight-complex="bold"/>
    </style:style>
    <style:style style:name="T17" style:family="text">
      <style:text-properties style:font-name="Liberation Serif" officeooo:rsid="02138ae9"/>
    </style:style>
    <style:style style:name="T18" style:family="text">
      <style:text-properties style:font-name="Liberation Serif" officeooo:rsid="023f0a97"/>
    </style:style>
    <style:style style:name="T19" style:family="text">
      <style:text-properties style:font-name="Liberation Serif" style:font-size-asian="12pt"/>
    </style:style>
    <style:style style:name="T20" style:family="text">
      <style:text-properties officeooo:rsid="024303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4">2</text:span> <text:span text:style-name="T1">ANSIBLE</text:span></text:p>
      <text:p text:style-name="P2"/>
      <text:list xml:id="list3636540612600172402" text:style-name="L1">
        <text:list-item>
          <text:p text:style-name="P3"><text:span text:style-name="T2">Assignment </text:span><text:span text:style-name="T3">1</text:span></text:p>
          <text:p text:style-name="P4"><text:span text:style-name="T13">1.</text:span><text:span text:style-name="T15"> </text:span><text:span text:style-name="T11">Fetch and display to STDOUT Ansible facts using the </text:span><text:span text:style-name="Source_20_Text"><text:span text:style-name="T11">setup</text:span></text:span><text:span text:style-name="T11"> module. </text:span></text:p>
        </text:list-item>
      </text:list>
      <text:p text:style-name="P5"><text:span text:style-name="T11"/></text:p>
      <text:p text:style-name="P7"><text:span text:style-name="T17"># </text:span><text:span text:style-name="T8">ansible all -m setup</text:span></text:p>
      <text:p text:style-name="P5"><text:span text:style-name="T11"/></text:p>
      <text:list xml:id="list164043864683663" text:continue-list="list3636540612600172402" text:style-name="L4">
        <text:list-item>
          <text:p text:style-name="P21">Fetch and display only the "virtual" subset of facts for each host.</text:p>
          <text:p text:style-name="P21"/>
          <text:p text:style-name="P21"><text:span text:style-name="T6"># ansible all -m setup -a ‘gather_subset=virtual’</text:span> </text:p>
        </text:list-item>
      </text:list>
      <text:p text:style-name="P23"/>
      <text:list xml:id="list164043819084560" text:continue-numbering="true" text:style-name="L4">
        <text:list-item>
          <text:p text:style-name="P22">Fetch and display the value of fully qualified domain name (FQDN) of each host from their Ansible facts.</text:p>
          <text:p text:style-name="P22"><text:span text:style-name="T7"># ansible all -m setup <text:s/>| grep fqdn</text:span></text:p>
          <text:p text:style-name="P24"><text:span text:style-name="T7">o</text:span><text:span text:style-name="T5">utput :- "ansible_fqdn": "ubuntu-xenial",</text:span></text:p>
        </text:list-item>
      </text:list>
      <text:p text:style-name="P19"/>
      <text:list xml:id="list164042753850722" text:continue-numbering="true" text:style-name="L4">
        <text:list-item>
          <text:p text:style-name="P12"><text:span text:style-name="T10">Display the uptime of all hosts using the </text:span><text:span text:style-name="Source_20_Text"><text:span text:style-name="T10">command</text:span></text:span><text:span text:style-name="T10"> module. </text:span></text:p>
          <text:p text:style-name="P26"><text:span text:style-name="T8"># ansible all -a ‘uptime’</text:span></text:p>
        </text:list-item>
      </text:list>
      <text:p text:style-name="P25"><text:span text:style-name="T9"><text:s text:c="12"/>output:- </text:span></text:p>
      <text:p text:style-name="P28"><text:span text:style-name="T16">192.168.33.17 | SUCCESS | rc=0 &gt;&gt;</text:span></text:p>
      <text:p text:style-name="P28"><text:span text:style-name="T16"><text:s/>09:49:19 up <text:s/>2:42, <text:s/>2 users, <text:s/>load average: 0.00, 0.00, 0.00</text:span></text:p>
      <text:p text:style-name="P28"><text:span text:style-name="T16"/></text:p>
      <text:list xml:id="list164042511478749" text:continue-numbering="true" text:style-name="L4">
        <text:list-item>
          <text:p text:style-name="P13"><text:span text:style-name="T10">Ping all hosts </text:span><text:span text:style-name="Strong_20_Emphasis"><text:span text:style-name="T10">except</text:span></text:span><text:span text:style-name="T10"> the 'control' host using the </text:span><text:span text:style-name="Source_20_Text"><text:span text:style-name="T10">--limit</text:span></text:span><text:span text:style-name="T10"> option</text:span></text:p>
          <text:p text:style-name="P27"><text:span text:style-name="T18"># </text:span><text:span text:style-name="T8">ansible -m ping all - -limit </text:span><text:span text:style-name="T19">'Control' </text:span></text:p>
          <text:p text:style-name="P14"><text:span text:style-name="T12"/></text:p>
        </text:list-item>
        <text:list-item>
          <text:p text:style-name="P20">Setup Java8 on the hosts in the "App" group using the apt module. </text:p>
          <text:p text:style-name="P17"># ansible all -m apt_repository -u root -a “repo=ppa:webupd8team/java"</text:p>
          <text:p text:style-name="P18"># <text:span text:style-name="T20">ansible all -m command -a "sudo apt-get update"</text:span></text:p>
          <text:p text:style-name="P16"># ansible all -m apt -u root -a "name=nginx state=present"</text:p>
          <text:p text:style-name="P20"/>
        </text:list-item>
        <text:list-item>
          <text:p text:style-name="P9"><text:soft-page-break/>Setup and enable the EPEL package repository on the hosts in the "web" group using the yum module. </text:p>
        </text:list-item>
        <text:list-item text:style-override="L5">
          <text:p text:style-name="P15"><text:span text:style-name="T10">CentOS systems use the latest </text:span><text:span text:style-name="Source_20_Text"><text:span text:style-name="T10">epel-release</text:span></text:span><text:span text:style-name="T10"> package </text:span></text:p>
        </text:list-item>
        <text:list-item text:style-override="L5">
          <text:p text:style-name="P15"><text:span text:style-name="T10">RHEL systems should use </text:span><text:a xlink:type="simple" xlink:href="https://dl.fedoraproject.org/pub/epel/epel-release-latest-7.noarch.rpm" text:style-name="Internet_20_link" text:visited-style-name="Visited_20_Internet_20_Link"><text:span text:style-name="T10">https://dl.fedoraproject.org/pub/epel/epel-release-latest-7.noarch.rpm</text:span></text:a><text:span text:style-name="T10"> </text:span></text:p>
        </text:list-item>
        <text:list-item text:style-override="L5">
          <text:p text:style-name="P10">Create inventory groups app and web </text:p>
        </text:list-item>
        <text:list-item text:style-override="L6">
          <text:p text:style-name="P11">set a cron on ansible control machine that will run every 1 minute , and perform below tasks:- </text:p>
        </text:list-item>
        <text:list-item text:style-override="L7">
          <text:p text:style-name="P8"><text:span text:style-name="T10">execute ansible adhoc commands on client machines (cannot be control machine) , to create a file in /var/log/ninja_name on all the client nodes, append </text:span><text:span text:style-name="Source_20_Text"><text:span text:style-name="T10">system_hostname [:space:] system_time</text:span></text:span><text:span text:style-name="T10"> in the file every 1 minute using ansible facts. </text:span>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12T16:40:40.403152830</dc:date>
    <meta:editing-duration>P1DT7H26M8S</meta:editing-duration>
    <meta:editing-cycles>299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268" meta:character-count="1597" meta:non-whitespace-character-count="1341"/>
  </office:meta>
</office:document-meta>
</file>